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5cb" officeooo:paragraph-rsid="000f9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 TO BE FIXED:</text:p>
      <text:p text:style-name="P1">- no error message displaying while attempting login/ registration with wrong credentials</text:p>
      <text:p text:style-name="P1">- the welcome message displaying on log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6:52:46.140502699</meta:creation-date>
    <dc:date>2020-07-06T17:08:09.477807028</dc:date>
    <meta:editing-duration>PT5M13S</meta:editing-duration>
    <meta:editing-cycles>1</meta:editing-cycles>
    <meta:document-statistic meta:table-count="0" meta:image-count="0" meta:object-count="0" meta:page-count="1" meta:paragraph-count="3" meta:word-count="23" meta:character-count="147" meta:non-whitespace-character-count="127"/>
    <meta:generator>LibreOffice/6.4.3.2$Linux_X86_64 LibreOffice_project/40$Build-2</meta:generator>
  </office:meta>
</office:document-meta>
</file>